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72B499BB718AEC0C.png" manifest:media-type="image/png"/>
  <manifest:file-entry manifest:full-path="Pictures/10000000000006400000038405B047206A07F903.png" manifest:media-type="image/png"/>
  <manifest:file-entry manifest:full-path="Pictures/10000000000006400000038402B8B7B396769528.png" manifest:media-type="image/png"/>
  <manifest:file-entry manifest:full-path="Pictures/10000000000006400000038430857A1A03C14F5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62cm" draw:z-index="0"><draw:image xlink:href="Pictures/10000000000006400000038402B8B7B39676952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17cm" svg:height="9.562cm" draw:z-index="1"><draw:image xlink:href="Pictures/10000000000006400000038430857A1A03C14F5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3" text:anchor-type="paragraph" svg:width="17cm" svg:height="9.562cm" draw:z-index="2"><draw:image xlink:href="Pictures/10000000000006400000038472B499BB718AEC0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4" text:anchor-type="paragraph" svg:width="17cm" svg:height="9.562cm" draw:z-index="3"><draw:image xlink:href="Pictures/10000000000006400000038405B047206A07F90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7:06:05.090470030</meta:creation-date>
    <dc:date>2018-08-16T17:21:38.263769175</dc:date>
    <meta:editing-duration>PT15M31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3" meta:paragraph-count="0" meta:word-count="0" meta:character-count="0" meta:non-whitespace-character-count="0"/>
  </office:meta>
</office:document-meta>
</file>